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88f5" officeooo:paragraph-rsid="001e88f5"/>
    </style:style>
    <style:style style:name="P2" style:family="paragraph" style:parent-style-name="Standard" style:list-style-name="L1">
      <style:text-properties officeooo:rsid="001e88f5" officeooo:paragraph-rsid="001e88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UCLES:</text:p>
      <text:p text:style-name="P1"/>
      <text:p text:style-name="P1">Tipos de Bucles:</text:p>
      <text:list text:style-name="L1">
        <text:list-item>
          <text:p text:style-name="P2">N.º fijo de pasos (For). Tiene tres partes:</text:p>
          <text:list>
            <text:list-item>
              <text:p text:style-name="P2">Inicio: </text:p>
            </text:list-item>
            <text:list-item>
              <text:p text:style-name="P2">Fin:</text:p>
            </text:list-item>
            <text:list-item>
              <text:p text:style-name="P2">Salto: </text:p>
            </text:list-item>
          </text:list>
        </text:list-item>
      </text:list>
      <text:p text:style-name="P1"/>
      <text:list text:continue-numbering="true" text:style-name="L1">
        <text:list-item>
          <text:p text:style-name="P2">Condicionales:</text:p>
          <text:list>
            <text:list-item>
              <text:p text:style-name="P2">WHILE: La condición se evaluá al principio.</text:p>
            </text:list-item>
            <text:list-item>
              <text:p text:style-name="P2">DO – WHILE: La condición se evaluá al final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0:50:10.916000000</meta:creation-date>
    <dc:date>2023-10-04T11:54:48.815000000</dc:date>
    <meta:editing-duration>PT1H4M38S</meta:editing-duration>
    <meta:editing-cycles>1</meta:editing-cycles>
    <meta:document-statistic meta:table-count="0" meta:image-count="0" meta:object-count="0" meta:page-count="1" meta:paragraph-count="9" meta:word-count="38" meta:character-count="193" meta:non-whitespace-character-count="168"/>
    <meta:generator>LibreOffice/7.6.1.2$Windows_X86_64 LibreOffice_project/f5defcebd022c5bc36bbb79be232cb6926d8f674</meta:generator>
  </office:meta>
</office:document-meta>
</file>